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2pt" officeooo:rsid="00140747" officeooo:paragraph-rsid="00140747" fo:background-color="#ffffff"/>
    </style:style>
    <style:style style:name="P2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ans" fo:font-size="12pt" officeooo:paragraph-rsid="00140747" fo:background-color="#ffff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ans" fo:font-size="12pt" officeooo:paragraph-rsid="0016a90d" fo:background-color="#ffffff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rsid="00140747" officeooo:paragraph-rsid="00140747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594b1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officeooo:paragraph-rsid="001594b1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40747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6a90d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color="#000000" loext:opacity="100%" style:font-name="Liberation Sans" fo:font-size="12pt" officeooo:paragraph-rsid="00140747" fo:background-color="#ffffff" style:font-size-asian="12pt" style:font-size-complex="12pt"/>
    </style:style>
    <style:style style:name="P14" style:family="paragraph" style:parent-style-name="Heading_20_4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officeooo:rsid="001b7227" officeooo:paragraph-rsid="001b7227" fo:background-color="#ffffff" style:font-size-asian="12pt" style:font-size-complex="12pt"/>
    </style:style>
    <style:style style:name="P15" style:family="paragraph" style:parent-style-name="Heading_20_1">
      <style:text-properties fo:color="#000000" loext:opacity="100%" style:font-name="Liberation Sans" fo:font-size="12pt" fo:font-weight="bold" officeooo: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16" style:family="paragraph" style:parent-style-name="Heading_20_2">
      <style:text-properties fo:color="#000000" loext:opacity="100%" style:font-name="Liberation Sans" fo:font-size="12pt" fo:font-weight="bold" officeooo: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17" style:family="paragraph" style:parent-style-name="Heading_20_3">
      <style:text-properties fo:color="#000000" loext:opacity="100%" style:font-name="Liberation Sans" fo:font-size="12pt" fo:font-weight="bold" officeooo: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18" style:family="paragraph" style:parent-style-name="Text_20_body" style:list-style-name="L1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9" style:family="paragraph" style:parent-style-name="Text_20_body" style:list-style-name="L2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0" style:family="paragraph" style:parent-style-name="Text_20_body" style:list-style-name="L3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1" style:family="paragraph" style:parent-style-name="Text_20_body" style:list-style-name="L4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2" style:family="paragraph" style:parent-style-name="Text_20_body" style:list-style-name="L5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3" style:family="paragraph" style:parent-style-name="Text_20_body" style:list-style-name="L6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officeooo:rsid="001b7227" officeooo:paragraph-rsid="001b7227" fo:background-color="#ffffff" style:font-size-asian="12pt" style:font-size-complex="12pt"/>
    </style:style>
    <style:style style:name="P26" style:family="paragraph" style:parent-style-name="Text_20_body" style:list-style-name="L7">
      <style:text-properties fo:color="#000000" loext:opacity="100%" style:font-name="Liberation Sans" fo:font-size="12pt" fo:font-weight="bold" officeooo:rsid="001b7227" officeooo:paragraph-rsid="001b7227" fo:background-color="#ffffff" style:font-name-asian="Noto Serif CJK SC" style:font-size-asian="12pt" style:font-weight-asian="bold" style:font-name-complex="Lohit Devanagari1" style:font-size-complex="12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background-color="#ffffff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officeooo:paragraph-rsid="001b7227"/>
    </style:style>
    <style:style style:name="P30" style:family="paragraph" style:parent-style-name="Text_20_body">
      <style:text-properties style:font-name="Liberation Sans" fo:font-size="12pt" style:font-size-asian="12pt" style:font-size-complex="12pt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officeooo:rsid="00140747" fo:background-color="#ffffff" loext:char-shading-value="0"/>
    </style:style>
    <style:style style:name="T3" style:family="text">
      <style:text-properties fo:color="#000000" loext:opacity="100%" officeooo:rsid="001594b1" fo:background-color="#ffffff" loext:char-shading-value="0"/>
    </style:style>
    <style:style style:name="T4" style:family="text">
      <style:text-properties fo:color="#000000" loext:opacity="100%" officeooo:rsid="00173f8f" fo:background-color="#ffffff" loext:char-shading-value="0"/>
    </style:style>
    <style:style style:name="T5" style:family="text">
      <style:text-properties fo:color="#000000" loext:opacity="100%" officeooo:rsid="0017f20a" fo:background-color="#ffffff" loext:char-shading-value="0"/>
    </style:style>
    <style:style style:name="T6" style:family="text">
      <style:text-properties fo:color="#000000" loext:opacity="100%" officeooo:rsid="00196e76" fo:background-color="#ffffff" loext:char-shading-value="0"/>
    </style:style>
    <style:style style:name="T7" style:family="text">
      <style:text-properties fo:color="#000000" loext:opacity="100%" officeooo:rsid="001b7227" fo:background-color="#ffffff" loext:char-shading-value="0"/>
    </style:style>
    <style:style style:name="T8" style:family="text">
      <style:text-properties officeooo:rsid="00140747"/>
    </style:style>
    <style:style style:name="T9" style:family="text">
      <style:text-properties officeooo:rsid="0014d5d7"/>
    </style:style>
    <style:style style:name="T10" style:family="text">
      <style:text-properties officeooo:rsid="001594b1"/>
    </style:style>
    <style:style style:name="T11" style:family="text">
      <style:text-properties officeooo:rsid="001a9cb7"/>
    </style:style>
    <style:style style:name="T12" style:family="text">
      <style:text-properties officeooo:rsid="001d59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dame, Monsieur,</text:p>
      <text:p text:style-name="P1"/>
      <text:p text:style-name="P1"/>
      <text:p text:style-name="P9"><text:span text:style-name="T10">P</text:span><text:span text:style-name="T8">ar ce mail, </text:span><text:span text:style-name="T10">j</text:span>e <text:span text:style-name="T8">me permets de vous solliciter car je suis actuellement à la </text:span>recherche <text:span text:style-name="T1">d'un stage Non Rémunéré du 17 Juillet au 6 Octobre 2023 </text:span><text:span text:style-name="T2">dans un poste de type Concepteur Développeur </text:span><text:span text:style-name="T7">Full Stack</text:span><text:span text:style-name="T2"> </text:span><text:span text:style-name="T1">pour valider </text:span><text:span text:style-name="T2">m</text:span><text:span text:style-name="T1">a formation diplômante </text:span><text:span text:style-name="T3">de </text:span></text:p>
      <text:p text:style-name="P10"><text:span text:style-name="T3">Niveau 6</text:span><text:span text:style-name="T1">.</text:span></text:p>
      <text:p text:style-name="P13"/>
      <text:p text:style-name="P3"/>
      <text:p text:style-name="P4"/>
      <text:p text:style-name="P4">En effet, <text:span text:style-name="T8">j’</text:span>a<text:span text:style-name="T8">i</text:span> entamé une formation diplômante (de Niveau 6, Bac +4) depuis Mai 2022 à l'Afpa Amiens pour passer le Titre Professionnel de Concepteur Développeur d'Applications.</text:p>
      <text:p text:style-name="P4"/>
      <text:p text:style-name="P4">Voici <text:span text:style-name="T8">m</text:span>on parcours de formation:</text:p>
      <text:p text:style-name="P5"/>
      <text:list text:style-name="L1">
        <text:list-item>
          <text:p text:style-name="P18">Module de<text:span text:style-name="T9">s </text:span>Techniques de Base en Développement Web:  8 semaines</text:p>
        </text:list-item>
      </text:list>
      <text:list text:style-name="L2">
        <text:list-item>
          <text:p text:style-name="P19">Module de Développeur d'Applications: 8 semaines</text:p>
        </text:list-item>
      </text:list>
      <text:list text:style-name="L3">
        <text:list-item>
          <text:p text:style-name="P20">Module Full Stack: 8 semaines</text:p>
        </text:list-item>
      </text:list>
      <text:list text:style-name="L4">
        <text:list-item>
          <text:p text:style-name="P21">Module d'Anglais Professionnel: 4 semaines</text:p>
        </text:list-item>
      </text:list>
      <text:list text:style-name="L5">
        <text:list-item>
          <text:p text:style-name="P22">Module de Développeur Intégrateur Web: 8 semaines</text:p>
        </text:list-item>
      </text:list>
      <text:list text:style-name="L6">
        <text:list-item>
          <text:p text:style-name="P23">Titre Professionnel de Concepteur Développeur d'Applications </text:p>
        </text:list-item>
      </text:list>
      <text:p text:style-name="P7">( depuis le 20 février 20203 jusqu'au 13 octobre 2023: 5 mois de cours et 3 mois de stage avec passage de soutenance devant un jury le 13 Octobre 2023 )</text:p>
      <text:p text:style-name="P7"/>
      <text:p text:style-name="P25">Voici les compétences que j’ai pu développer durant cette formation :</text:p>
      <text:p text:style-name="P25"/>
      <text:h text:style-name="P14" text:outline-level="4"><text:bookmark text:name="2"/><text:tab/>Langages / Outils</text:h>
      <text:p text:style-name="P25"/>
      <text:list xml:id="list2144556698" text:style-name="L7">
        <text:list-item>
          <text:p text:style-name="P28">Base de données: SQL, Merise, MCD, mariadb</text:p>
        </text:list-item>
        <text:list-item>
          <text:p text:style-name="P28">Front: HTML, CSS, Bootstrap, Javascript, React</text:p>
        </text:list-item>
        <text:list-item>
          <text:p text:style-name="P28">Back: PHP, Symfony</text:p>
        </text:list-item>
        <text:list-item>
          <text:p text:style-name="P29">Outils: vscode, git, phpmyadmin, figma…</text:p>
          <text:p text:style-name="P29"/>
          <text:p text:style-name="P26">Compétences techniques</text:p>
        </text:list-item>
        <text:list-item>
          <text:p text:style-name="P28">Concevoir et mettre en place une base de données</text:p>
        </text:list-item>
        <text:list-item>
          <text:p text:style-name="P28">Concevoir et développer le front et le back d'une application web</text:p>
        </text:list-item>
        <text:list-item>
          <text:p text:style-name="P28">Concevoir et développer des services d'API</text:p>
        </text:list-item>
        <text:list-item>
          <text:p text:style-name="P28">Concevoir des applications avec UML et Merise</text:p>
        </text:list-item>
      </text:list>
      <text:p text:style-name="Text_20_body"/>
      <text:h text:style-name="P15" text:outline-level="1"><text:bookmark text:name="4"/><text:soft-page-break/>En détails...</text:h>
      <text:h text:style-name="P16" text:outline-level="2"><text:bookmark text:name="5"/>Concevoir et développer la persistance des données en intégrant les recommandations de sécurité :</text:h>
      <text:h text:style-name="Heading_20_3" text:outline-level="3"><text:bookmark text:name="6"/>Concevoir une base de données</text:h>
      <text:p text:style-name="Text_20_body">Merise, MCD, SGBDR, modèle relationnel, clés primaires, clés étrangères</text:p>
      <text:h text:style-name="Heading_20_3" text:outline-level="3"><text:bookmark text:name="8"/>Mettre en place une base de données</text:h>
      <text:p text:style-name="Text_20_body">mariadb, heidisql, phpmyadmin</text:p>
      <text:p text:style-name="Text_20_body"><text:span text:style-name="Source_20_Text">SQL (LDD, LMD), contraintes</text:span></text:p>
      <text:h text:style-name="Heading_20_3" text:outline-level="3"><text:bookmark text:name="11"/>Développer des composants dans le langage d’une base de données</text:h>
      <text:p text:style-name="Text_20_body">mariadb, heidisql, phpmyadmin</text:p>
      <text:p text:style-name="Text_20_body"><text:span text:style-name="Source_20_Text">SQL (LDD, LMD)</text:span> <text:span text:style-name="Source_20_Text">Procédures stockées, triggers</text:span></text:p>
      <text:h text:style-name="P16" text:outline-level="2"><text:bookmark text:name="14"/>Concevoir et développer des composants d'interface utilisateur en intégrant les recommandations de sécurité</text:h>
      <text:h text:style-name="Heading_20_3" text:outline-level="3"><text:bookmark text:name="15"/>Maquetter une application</text:h>
      <text:p text:style-name="Text_20_body">Figma, <text:span text:style-name="T12">Dravio</text:span></text:p>
      <text:h text:style-name="Heading_20_3" text:outline-level="3"><text:bookmark text:name="17"/>Développer la partie front-end d’une interface utilisateur web</text:h>
      <text:p text:style-name="Text_20_body">html, css, bootstrap, javascript, vscode</text:p>
      <text:h text:style-name="Heading_20_3" text:outline-level="3"><text:bookmark text:name="19"/>Développer des composants d’accès aux données</text:h>
      <text:h text:style-name="Heading_20_3" text:outline-level="3"><text:bookmark text:name="20"/>Développer la partie back-end d’une interface utilisateur web</text:h>
      <text:p text:style-name="Text_20_body">php, symfony, <text:span text:style-name="T12">notions de Java</text:span></text:p>
      <text:h text:style-name="Heading_20_3" text:outline-level="3"><text:bookmark text:name="22"/>Développer une interface utilisateur de type desktop</text:h>
      <text:p text:style-name="Text_20_body">php, symfony, react, electron</text:p>
      <text:h text:style-name="P16" text:outline-level="2"><text:bookmark text:name="24"/>Concevoir et développer une application multicouche répartie en intégrant les recommandations de sécurité</text:h>
      <text:h text:style-name="P17" text:outline-level="3"><text:bookmark text:name="25"/>Collaborer à la gestion d’un projet informatique et à l’organisation de l’environnement de développement</text:h>
      <text:p text:style-name="Text_20_body"><text:span text:style-name="T12">T</text:span>rello</text:p>
      <text:h text:style-name="Heading_20_3" text:outline-level="3"><text:bookmark text:name="27"/>Concevoir une application</text:h>
      <text:p text:style-name="Text_20_body">UML</text:p>
      <text:h text:style-name="Heading_20_3" text:outline-level="3"><text:bookmark text:name="29"/><text:soft-page-break/>Développer des composants métier</text:h>
      <text:h text:style-name="Heading_20_3" text:outline-level="3"><text:bookmark text:name="30"/>Construire une application organisée en couches</text:h>
      <text:h text:style-name="Heading_20_3" text:outline-level="3"><text:bookmark text:name="31"/>Développer une application mobile</text:h>
      <text:h text:style-name="Heading_20_3" text:outline-level="3"><text:bookmark text:name="32"/>Préparer et exécuter les plans de tests d’une application</text:h>
      <text:h text:style-name="Heading_20_3" text:outline-level="3"><text:bookmark text:name="33"/>Préparer et exécuter le déploiement d’une application</text:h>
      <text:p text:style-name="Text_20_body">phpunit</text:p>
      <text:p text:style-name="P30"/>
      <text:p text:style-name="P12"><text:span text:style-name="T2">Cette</text:span><text:span text:style-name="T1"> période de stage </text:span><text:span text:style-name="T2">durant </text:span><text:span text:style-name="T1">l</text:span><text:span text:style-name="T2">a</text:span><text:span text:style-name="T1">quel</text:span><text:span text:style-name="T2">le</text:span><text:span text:style-name="T1"> je pourrai</text:span><text:span text:style-name="T2">s</text:span><text:span text:style-name="T1"> mettre à profit </text:span><text:span text:style-name="T5">l</text:span><text:span text:style-name="T1">es compétences acquises durant ma formation ainsi que d’améliorer </text:span><text:span text:style-name="T5">c</text:span><text:span text:style-name="T1">es connaissances d</text:span><text:span text:style-name="T2">ans</text:span><text:span text:style-name="T1"> la programmation </text:span><text:span text:style-name="T5">en fonction de vos besoins</text:span><text:span text:style-name="T1">, peut être une possibilité de tremplin pour un <text:s/></text:span><text:span text:style-name="T6">devenir</text:span><text:span text:style-name="T1"> </text:span><text:span text:style-name="T2">au </text:span><text:span text:style-name="T4">sein </text:span><text:span text:style-name="T1">d</text:span><text:span text:style-name="T2">e</text:span><text:span text:style-name="T1"> votre entreprise. </text:span></text:p>
      <text:p text:style-name="P6"/>
      <text:p text:style-name="P11"/>
      <text:p text:style-name="P11">Souhaitant que ma formation et mon profil puissent vous être utiles, je vous remercie de l'attention que vous porterez à l'examen de ma demande de stage.</text:p>
      <text:p text:style-name="P11"/>
      <text:p text:style-name="P11"><text:s/><text:span text:style-name="T8">J</text:span>e reste à votre entière disposition pour toute information complémentaire.</text:p>
      <text:p text:style-name="P11"/>
      <text:p text:style-name="P11"><text:span text:style-name="T11">J</text:span>e vous prie d’agréer, Madame, Monsieur, l’expression de mes salutations distinguée<text:span text:style-name="T8">s</text:span>.</text:p>
      <text:p text:style-name="P11"/>
      <text:p text:style-name="P11"/>
      <text:p text:style-name="P8">Cyril CROS</text:p>
      <text:p text:style-name="P8">06 12 71 94 38</text:p>
      <text:p text:style-name="P7"/>
      <text:p text:style-name="P7">CV ci joint..</text:p>
      <text:p text:style-name="P27"><text:line-break/> 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09:36:43.614338713</meta:creation-date>
    <dc:date>2023-05-09T09:42:36.188947260</dc:date>
    <meta:editing-duration>PT28M37S</meta:editing-duration>
    <meta:editing-cycles>12</meta:editing-cycles>
    <meta:generator>LibreOffice/7.4.4.2$Linux_X86_64 LibreOffice_project/40$Build-2</meta:generator>
    <meta:document-statistic meta:table-count="0" meta:image-count="0" meta:object-count="0" meta:page-count="3" meta:paragraph-count="63" meta:word-count="522" meta:character-count="3398" meta:non-whitespace-character-count="2944"/>
  </office:meta>
</office:document-meta>
</file>